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(d:DentalClinic {</text:p>
      <text:p text:style-name="Standard"><text:s text:c="2"/>name: "Clinic Name",</text:p>
      <text:p text:style-name="Standard"><text:s text:c="2"/>location: point({ longitude: &lt;longitude&gt;, latitude: &lt;latitude&gt; }),</text:p>
      <text:p text:style-name="Standard"><text:s text:c="2"/>cashless: true</text:p>
      <text:p text:style-name="Standard">})</text:p>
      <text:p text:style-name="Standard"/>
      <text:p text:style-name="Standard">CREATE (t:Treatment { name: "Checkup" })</text:p>
      <text:p text:style-name="Standard">CREATE (e:ExpenseLevel { name: "Moderate" })</text:p>
      <text:p text:style-name="Standard"/>
      <text:p text:style-name="Standard">CREATE (d)-[:OFFERS]-&gt;(t)</text:p>
      <text:p text:style-name="Standard">CREATE (d)-[:EXPENSIVENESS]-&gt;(e)</text:p>
      <text:p text:style-name="Standard"/>
      <text:p text:style-name="Standard">MATCH (home:Home { location: point({ longitude: &lt;home_longitude&gt;, latitude: &lt;home_latitude&gt; }) })</text:p>
      <text:p text:style-name="Standard">MATCH (d:DentalClinic)-[:OFFERS]-&gt;(:Treatment { name: "Checkup" })</text:p>
      <text:p text:style-name="Standard">MATCH (d)-[:EXPENSIVENESS]-&gt;(:ExpenseLevel { name: "Moderate" })</text:p>
      <text:p text:style-name="Standard">WHERE d.cashless = true</text:p>
      <text:p text:style-name="Standard">WITH home, d, distance(home.location, d.location) AS distance</text:p>
      <text:p text:style-name="Standard">WHERE distance &lt;= 5.0</text:p>
      <text:p text:style-name="Standard">RETURN d, distance</text:p>
      <text:p text:style-name="Standard"/>
      <text:p text:style-name="Standard">MATCH (d1:DentalClinic)-[:OFFERS]-&gt;(:Treatment { name: "Checkup" })</text:p>
      <text:p text:style-name="Standard">MATCH (d1)-[:EXPENSIVENESS]-&gt;(:ExpenseLevel { name: "Moderate" })</text:p>
      <text:p text:style-name="Standard">WITH d1, point({ longitude: &lt;nearest_longitude&gt;, latitude: &lt;nearest_latitude&gt; }) AS nearestLocation</text:p>
      <text:p text:style-name="Standard">ORDER BY distance(d1.location, nearestLocation)</text:p>
      <text:p text:style-name="Standard">WITH d1, nearestLocation, distance(d1.location, nearestLocation) AS distance</text:p>
      <text:p text:style-name="Standard">MATCH (d2:DentalClinic)-[:OFFERS]-&gt;(:Treatment { name: "Checkup" })</text:p>
      <text:p text:style-name="Standard">MATCH (d2)-[:EXPENSIVENESS]-&gt;(:ExpenseLevel { name: "Moderate" })</text:p>
      <text:p text:style-name="Standard">WITH d1, d2, distance(d2.location, d1.location) AS distance</text:p>
      <text:p text:style-name="Standard">RETURN d2.name AS dentalClinic, distan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21:20:58.187394599</meta:creation-date>
    <dc:date>2023-05-22T21:22:05.522620877</dc:date>
    <meta:editing-duration>PT1M7S</meta:editing-duration>
    <meta:editing-cycles>1</meta:editing-cycles>
    <meta:document-statistic meta:table-count="0" meta:image-count="0" meta:object-count="0" meta:page-count="1" meta:paragraph-count="25" meta:word-count="130" meta:character-count="1208" meta:non-whitespace-character-count="1097"/>
    <meta:generator>LibreOffice/7.3.5.2$Linux_X86_64 LibreOffice_project/30$Build-2</meta:generator>
  </office:meta>
</office:document-meta>
</file>